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30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3b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08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e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1b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officeooo:rsid="42022025"/>
    </style:style>
    <style:style style:name="T6" style:family="text">
      <style:text-properties officeooo:rsid="42022025" style:font-name-asian="Arial1"/>
    </style:style>
    <style:style style:name="T7" style:family="text">
      <style:text-properties officeooo:rsid="4249d799" style:font-name-asian="Arial1"/>
    </style:style>
    <style:style style:name="T8" style:family="text">
      <style:text-properties officeooo:rsid="42565199" style:font-name-asian="Arial1"/>
    </style:style>
    <style:style style:name="T9" style:family="text">
      <style:text-properties officeooo:rsid="2fa2d5a6"/>
    </style:style>
    <style:style style:name="T10" style:family="text">
      <style:text-properties officeooo:rsid="4c43b58b"/>
    </style:style>
    <style:style style:name="T11" style:family="text">
      <style:text-properties officeooo:rsid="352e8af6"/>
    </style:style>
    <style:style style:name="T12" style:family="text">
      <style:text-properties style:font-name="標楷體1"/>
    </style:style>
    <style:style style:name="T13" style:family="text">
      <style:text-properties style:font-name="標楷體1" style:text-underline-style="solid" style:text-underline-width="auto" style:text-underline-color="font-color" officeooo:rsid="0880e60f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2a0fc235" style:font-name-asian="標楷體1"/>
    </style:style>
    <style:style style:name="T16" style:family="text">
      <style:text-properties style:font-name="標楷體1" officeooo:rsid="4257fc29"/>
    </style:style>
    <style:style style:name="T17" style:family="text">
      <style:text-properties style:font-name="標楷體1" officeooo:rsid="4258fa41"/>
    </style:style>
    <style:style style:name="T18" style:family="text">
      <style:text-properties style:font-name="標楷體1" officeooo:rsid="4258fa41" style:font-name-asian="Liberation Serif1" style:font-name-complex="Liberation Serif1"/>
    </style:style>
    <style:style style:name="T19" style:family="text">
      <style:text-properties style:font-name="標楷體1" officeooo:rsid="425f84fb"/>
    </style:style>
    <style:style style:name="T20" style:family="text">
      <style:text-properties officeooo:rsid="42fb0b19"/>
    </style:style>
    <style:style style:name="T21" style:family="text">
      <style:text-properties officeooo:rsid="4249d799"/>
    </style:style>
    <style:style style:name="T22" style:family="text">
      <style:text-properties officeooo:rsid="42565199"/>
    </style:style>
    <style:style style:name="T23" style:family="text">
      <style:text-properties officeooo:rsid="4257fc29"/>
    </style:style>
    <style:style style:name="T24" style:family="text">
      <style:text-properties officeooo:rsid="0880e6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792727108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4">明顯例子，官方權力 是 中立存在、中立個體。</text:p>
                  <text:list>
                    <text:list-item>
                      <text:p text:style-name="P5">明顯例子，假定，政府、領導層 使用 官方權力 奴役 人民、國民群。</text:p>
                      <text:list>
                        <text:list-item>
                          <text:p text:style-name="P6">該政府、該領導層、該官方權力 是 缺德、無德、反德 存在、個體。</text:p>
                        </text:list-item>
                      </text:list>
                    </text:list-item>
                    <text:list-item>
                      <text:p text:style-name="P7">明顯例子，假定，政府、領導層 使用 官方權力 保護 人民、國民群 的 生命、財產。</text:p>
                      <text:list>
                        <text:list-item>
                          <text:p text:style-name="P8">該政府、該領導層、該官方權力 有機率是 有德存在、有德個體。</text:p>
                        </text:list-item>
                        <text:list-item>
                          <text:p text:style-name="P8">該政府、該領導層 有機率是 國民群、個體群、群體（全體）組成的 政府、領導層。</text:p>
                          <text:list>
                            <text:list-item>
                              <text:p text:style-name="P8">領導層、國民群 沒有（明確的）分界線。</text:p>
                            </text:list-item>
                            <text:list-item>
                              <text:p text:style-name="P8">明顯例子，某一特定個體 既是 官員、領導層，也是 人民、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明顯例子，超能力 是 中立存在、中立個體。</text:p>
                  <text:list>
                    <text:list-item>
                      <text:p text:style-name="P5">明顯例子，假定，超能力者 使用 超能力 霸凌 其他個體。</text:p>
                      <text:list>
                        <text:list-item>
                          <text:p text:style-name="P5">該超能力者、該超能力 是 缺德、無德、反德 的 存在、個體。</text:p>
                        </text:list-item>
                      </text:list>
                    </text:list-item>
                    <text:list-item>
                      <text:p text:style-name="P9">明顯例子，假定，超能力者 傳承 超能力 給（<text:span text:style-name="T10">有愛心、有信念、有好品德</text:span> 的）其他個體。</text:p>
                      <text:list>
                        <text:list-item>
                          <text:p text:style-name="P8">該超能力者、該超能力 有機率是 有德存在、有德個體。</text:p>
                        </text:list-item>
                      </text:list>
                    </text:list-item>
                  </text:list>
                </text:list-item>
                <text:list-item>
                  <text:p text:style-name="P39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4">明顯例子。</text:p>
              <text:list>
                <text:list-item>
                  <text:p text:style-name="P10">明顯例子，假定，某一特定道 對 某一特定個體 有害。</text:p>
                  <text:list>
                    <text:list-item>
                      <text:p text:style-name="P4">該個體 有機率認定，該道 有 壞德。</text:p>
                    </text:list-item>
                    <text:list-item>
                      <text:p text:style-name="P4">該個體 有機率認定，該道 是 問題、有害的存在、有害的個體。</text:p>
                    </text:list-item>
                  </text:list>
                </text:list-item>
                <text:list-item>
                  <text:p text:style-name="P4">明顯例子，假定，某一特定道 對 某一特定個體 有益。</text:p>
                  <text:list>
                    <text:list-item>
                      <text:p text:style-name="P11">該個體 有機率認定，該道 有 好德。</text:p>
                    </text:list-item>
                    <text:list-item>
                      <text:p text:style-name="P11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常德、共德、群德"/>常德、共德、群德<text:bookmark-end text:name="常德、共德、群德"/></text:p>
          <text:list>
            <text:list-item>
              <text:p text:style-name="P12">常德、共德 <text:span text:style-name="T6">↔</text:span><text:span text:style-name="T5"> 常識、共識</text:span>。</text:p>
            </text:list-item>
            <text:list-item>
              <text:p text:style-name="P13">常德、共德、群德。</text:p>
              <text:list>
                <text:list-item>
                  <text:p text:style-name="P13">常德。</text:p>
                </text:list-item>
                <text:list-item>
                  <text:p text:style-name="P13">共德。</text:p>
                </text:list-item>
                <text:list-item>
                  <text:p text:style-name="P13">群德。</text:p>
                  <text:list>
                    <text:list-item>
                      <text:p text:style-name="P13">數量型德。</text:p>
                    </text:list-item>
                    <text:list-item>
                      <text:p text:style-name="P14">社會型德。</text:p>
                    </text:list-item>
                    <text:list-item>
                      <text:p text:style-name="P23"><text:span text:style-name="T24">全體</text:span>型德。</text:p>
                    </text:list-item>
                  </text:list>
                </text:list-item>
                <text:list-item>
                  <text:p text:style-name="P15">異德。</text:p>
                </text:list-item>
                <text:list-item>
                  <text:p text:style-name="P40"><text:span text:style-name="T9">（類似描述、拓展描述 在 </text:span><text:span text:style-name="T3">新生之書</text:span><text:span text:style-name="T10">的 </text:span><text:span text:style-name="T3">宗教</text:span><text:span text:style-name="T10"> 文件群的 </text:span><text:span text:style-name="T1">信仰、信念、中心思想、世界觀、價值觀</text:span><text:span text:style-name="T11">的 </text:span><text:span text:style-name="T13">正常個體的 分類</text:span>）</text:p>
                  <text:list>
                    <text:list-item>
                      <text:p text:style-name="P40">某一特定個體的 分類。</text:p>
                      <text:list>
                        <text:list-item>
                          <text:p text:style-name="P40">常型 該個體。</text:p>
                          <text:list>
                            <text:list-item>
                              <text:p text:style-name="P40">常型 該個體 <text:span text:style-name="T20">↔ 常識、常德</text:span>。</text:p>
                            </text:list-item>
                          </text:list>
                        </text:list-item>
                        <text:list-item>
                          <text:p text:style-name="P40">共型 該個體。</text:p>
                        </text:list-item>
                        <text:list-item>
                          <text:p text:style-name="P40">群型 該個體。</text:p>
                          <text:list>
                            <text:list-item>
                              <text:p text:style-name="P40">數量型 該個體。</text:p>
                            </text:list-item>
                            <text:list-item>
                              <text:p text:style-name="P40">社會型 該個體。</text:p>
                            </text:list-item>
                            <text:list-item>
                              <text:p text:style-name="P40">全體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常德、共德、群德。</text:p>
              <text:list>
                <text:list-item>
                  <text:p text:style-name="P16">常德</text:p>
                  <text:list>
                    <text:list-item>
                      <text:p text:style-name="P11">個體 認定的 德。</text:p>
                    </text:list-item>
                    <text:list-item>
                      <text:p text:style-name="P17">明顯例子，假定，某一特定個體 認定，維護大自然 是 好德、有德。</text:p>
                      <text:list>
                        <text:list-item>
                          <text:p text:style-name="P11">該個體 有 常德。</text:p>
                        </text:list-item>
                        <text:list-item>
                          <text:p text:style-name="P18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11">共德</text:p>
                  <text:list>
                    <text:list-item>
                      <text:p text:style-name="P11">群體 認定的 德。</text:p>
                    </text:list-item>
                    <text:list-item>
                      <text:p text:style-name="P19">明顯例子，假定，某一特定群體 認定，維護大自然 是 好德、有德。</text:p>
                      <text:list>
                        <text:list-item>
                          <text:p text:style-name="P11">該群體 有 共德。</text:p>
                        </text:list-item>
                        <text:list-item>
                          <text:p text:style-name="P11">維護大自然 是 好德、有德，是 該群體 的 共德。</text:p>
                        </text:list-item>
                      </text:list>
                    </text:list-item>
                    <text:list-item>
                      <text:p text:style-name="P20">明顯例子，假定，第一個群體 認定，維護大自然 是 好德、有德。</text:p>
                      <text:list>
                        <text:list-item>
                          <text:p text:style-name="P20">假定，第二個群體 認定，維護大自然 是 好德、有德。</text:p>
                        </text:list-item>
                        <text:list-item>
                          <text:p text:style-name="P11">第一個群體、第二個群體 有 共德。</text:p>
                        </text:list-item>
                        <text:list-item>
                          <text:p text:style-name="P11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18">明顯例子，假定，某一特定群體 認定，維護大自然 是 好德、有德。</text:p>
                      <text:list>
                        <text:list-item>
                          <text:p text:style-name="P18">假定，某一特定個體 認定，維護大自然 是 好德、有德。</text:p>
                        </text:list-item>
                        <text:list-item>
                          <text:p text:style-name="P11">該群體、該個體 有 共德。</text:p>
                        </text:list-item>
                      </text:list>
                    </text:list-item>
                    <text:list-item>
                      <text:p text:style-name="P21">明顯例子，假定，第一個個體 認定，維護大自然 是 好德、有德。</text:p>
                      <text:list>
                        <text:list-item>
                          <text:p text:style-name="P21">假定，第二個個體 認定，維護大自然 是 好德。</text:p>
                        </text:list-item>
                        <text:list-item>
                          <text:p text:style-name="P22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24">群德。</text:p>
                  <text:list>
                    <text:list-item>
                      <text:p text:style-name="P24">群德 是 群體 認定的 德。</text:p>
                    </text:list-item>
                    <text:list-item>
                      <text:p text:style-name="P25">群德。</text:p>
                      <text:list>
                        <text:list-item>
                          <text:p text:style-name="P26">數量型德、數量型群德。</text:p>
                        </text:list-item>
                        <text:list-item>
                          <text:p text:style-name="P26">社會型德、社會型群德。</text:p>
                        </text:list-item>
                        <text:list-item>
                          <text:p text:style-name="P27">群體性德、群體性群德。</text:p>
                        </text:list-item>
                      </text:list>
                    </text:list-item>
                    <text:list-item>
                      <text:p text:style-name="P28">明顯例子。</text:p>
                      <text:list>
                        <text:list-item>
                          <text:p text:style-name="P28">假定，某一特定群體 數量型認定，不發出聲音的吃東西 是 好德。</text:p>
                          <text:list>
                            <text:list-item>
                              <text:p text:style-name="P28">不發出聲音的吃東西 是 該群體的 常德、常好德、數量型德、數量型好德。</text:p>
                              <text:list>
                                <text:list-item>
                                  <text:p text:style-name="P28">好德 的 明顯例子，好品德、有教養。</text:p>
                                  <text:list>
                                    <text:list-item>
                                      <text:p text:style-name="P29">品德 <text:span text:style-name="T7">↔</text:span><text:span text:style-name="T21"> </text:span>靜態、先天、內在本能。</text:p>
                                    </text:list-item>
                                    <text:list-item>
                                      <text:p text:style-name="P29">教養 <text:span text:style-name="T7">↔</text:span><text:span text:style-name="T21"> </text:span>動態、後天、外在傳承。</text:p>
                                    </text:list-item>
                                    <text:list-item>
                                      <text:p text:style-name="P29"><text:span text:style-name="T12">總德 = 品德 + 教養</text:span>。</text:p>
                                      <text:list>
                                        <text:list-item>
                                          <text:p text:style-name="P30"><text:span text:style-name="T14">總德 =（</text:span><text:span text:style-name="T15">x%</text:span><text:span text:style-name="T14">）品德 +（</text:span><text:span text:style-name="T15">100% - x%</text:span><text:span text:style-name="T14">）教養</text:span>。</text:p>
                                          <text:list>
                                            <text:list-item>
                                              <text:p text:style-name="P30"><text:span text:style-name="T17">100% </text:span><text:span text:style-name="T18">≥</text:span><text:span text:style-name="T17"> x% </text:span><text:span text:style-name="T18">≥</text:span><text:span text:style-name="T17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">總德、合德、總和德 <text:span text:style-name="T8">↔</text:span><text:span text:style-name="T22"> 總力、合力、總和力。</text:span></text:p>
                                          <text:list>
                                            <text:list-item>
                                              <text:p text:style-name="P29">總力、合力、總和力<text:span text:style-name="T12"> 是 </text:span><text:span text:style-name="T16">n個向量力 總和成 1個</text:span><text:span text:style-name="T23">向量力。</text:span></text:p>
                                            </text:list-item>
                                            <text:list-item>
                                              <text:p text:style-name="P31"><text:span text:style-name="T19">n</text:span><text:span text:style-name="T17"> </text:span><text:span text:style-name="T18">≥</text:span><text:span text:style-name="T17"> </text:span><text:span text:style-name="T19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假定，該群體 社會型認定，服從政府 是 好德。</text:p>
                          <text:list>
                            <text:list-item>
                              <text:p text:style-name="P32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38">假定，該群體 <text:span text:style-name="T24">全體</text:span>型認定，維護大自然 是 好德。</text:p>
                          <text:list>
                            <text:list-item>
                              <text:p text:style-name="P38">維護大自然 是 該群體的 常德、常好德、<text:span text:style-name="T24">全體</text:span>型德、<text:span text:style-name="T24">全體</text:span>型好德。</text:p>
                            </text:list-item>
                          </text:list>
                        </text:list-item>
                        <text:list-item>
                          <text:p text:style-name="P33">不發出聲音的吃東西、服從政府、維護大自然 是 該群體的 常德、常好德、群德。</text:p>
                        </text:list-item>
                        <text:list-item>
                          <text:p text:style-name="P34">假定，某一特定個體 認定，監督政府、維護大自然 是 好德。</text:p>
                          <text:list>
                            <text:list-item>
                              <text:p text:style-name="P35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36">維護大自然 是 該群體、該個體 的 共德、共好德。</text:p>
                        </text:list-item>
                        <text:list-item>
                          <text:p text:style-name="P37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49:44.523000000</dc:date>
    <meta:editing-duration>P16DT21H1M43S</meta:editing-duration>
    <meta:editing-cycles>15733</meta:editing-cycles>
    <meta:document-statistic meta:table-count="0" meta:image-count="0" meta:object-count="0" meta:page-count="1" meta:paragraph-count="91" meta:word-count="1631" meta:character-count="1936" meta:non-whitespace-character-count="1731"/>
  </office:meta>
</office:document-meta>
</file>